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text-properties officeooo:rsid="000f97c0" officeooo:paragraph-rsid="000f97c0"/>
    </style:style>
    <style:style style:name="P4" style:family="paragraph" style:parent-style-name="Heading_20_1">
      <style:text-properties officeooo:rsid="001d03d3" officeooo:paragraph-rsid="001d03d3"/>
    </style:style>
    <style:style style:name="P5" style:family="paragraph" style:parent-style-name="Standard">
      <style:text-properties officeooo:paragraph-rsid="000f054f"/>
    </style:style>
    <style:style style:name="P6" style:family="paragraph" style:parent-style-name="Text_20_body" style:list-style-name="L1"/>
    <style:style style:name="P7" style:family="paragraph" style:parent-style-name="Text_20_body">
      <style:text-properties officeooo:paragraph-rsid="000f97c0"/>
    </style:style>
    <style:style style:name="P8" style:family="paragraph" style:parent-style-name="Text_20_body" style:list-style-name="L3">
      <style:text-properties officeooo:paragraph-rsid="00121796"/>
    </style:style>
    <style:style style:name="P9" style:family="paragraph" style:parent-style-name="Text_20_body" style:list-style-name="L3">
      <style:text-properties officeooo:paragraph-rsid="0010f4c1"/>
    </style:style>
    <style:style style:name="P10" style:family="paragraph" style:parent-style-name="Text_20_body" style:list-style-name="L5"/>
    <style:style style:name="P11" style:family="paragraph" style:parent-style-name="Text_20_body">
      <style:text-properties officeooo:rsid="0017c2db" officeooo:paragraph-rsid="0017c2db"/>
    </style:style>
    <style:style style:name="P12" style:family="paragraph" style:parent-style-name="Text_20_body">
      <style:text-properties officeooo:paragraph-rsid="00199a25"/>
    </style:style>
    <style:style style:name="P13" style:family="paragraph" style:parent-style-name="Text_20_body" style:list-style-name="L6"/>
    <style:style style:name="P14" style:family="paragraph" style:parent-style-name="Text_20_body" style:list-style-name="L7">
      <style:text-properties officeooo:paragraph-rsid="001c76d1"/>
    </style:style>
    <style:style style:name="P15" style:family="paragraph" style:parent-style-name="Text_20_body" style:list-style-name="L7">
      <style:text-properties officeooo:rsid="001d03d3" officeooo:paragraph-rsid="001d03d3"/>
    </style:style>
    <style:style style:name="P16" style:family="paragraph" style:parent-style-name="Text_20_body" style:list-style-name="L8">
      <style:text-properties officeooo:rsid="001d03d3" officeooo:paragraph-rsid="001d03d3"/>
    </style:style>
    <style:style style:name="P17" style:family="paragraph" style:parent-style-name="Text_20_body" style:list-style-name="L9">
      <style:text-properties officeooo:rsid="001d03d3" officeooo:paragraph-rsid="001d03d3"/>
    </style:style>
    <style:style style:name="P18" style:family="paragraph" style:parent-style-name="Text_20_body">
      <style:text-properties officeooo:paragraph-rsid="001d03d3"/>
    </style:style>
    <style:style style:name="P19" style:family="paragraph" style:parent-style-name="Text_20_body" style:list-style-name="L10"/>
    <style:style style:name="P20" style:family="paragraph" style:parent-style-name="Text_20_body" style:list-style-name="L10">
      <style:text-properties officeooo:rsid="001fcdaf" officeooo:paragraph-rsid="001fcdaf"/>
    </style:style>
    <style:style style:name="P21" style:family="paragraph" style:parent-style-name="Text_20_body" style:list-style-name="L11"/>
    <style:style style:name="T1" style:family="text">
      <style:text-properties officeooo:rsid="000c2a79"/>
    </style:style>
    <style:style style:name="T2" style:family="text">
      <style:text-properties officeooo:rsid="000d3b93"/>
    </style:style>
    <style:style style:name="T3" style:family="text">
      <style:text-properties officeooo:rsid="000f054f"/>
    </style:style>
    <style:style style:name="T4" style:family="text">
      <style:text-properties officeooo:rsid="0010f4c1"/>
    </style:style>
    <style:style style:name="T5" style:family="text">
      <style:text-properties officeooo:rsid="0012a4fd"/>
    </style:style>
    <style:style style:name="T6" style:family="text">
      <style:text-properties officeooo:rsid="001384e1"/>
    </style:style>
    <style:style style:name="T7" style:family="text">
      <style:text-properties officeooo:rsid="00138f3e"/>
    </style:style>
    <style:style style:name="T8" style:family="text">
      <style:text-properties officeooo:rsid="0017c2db"/>
    </style:style>
    <style:style style:name="T9" style:family="text">
      <style:text-properties officeooo:rsid="00199a25"/>
    </style:style>
    <style:style style:name="T10" style:family="text">
      <style:text-properties officeooo:rsid="001b7fb1"/>
    </style:style>
    <style:style style:name="T11" style:family="text">
      <style:text-properties officeooo:rsid="001b9c9a"/>
    </style:style>
    <style:style style:name="T12" style:family="text">
      <style:text-properties officeooo:rsid="001c76d1"/>
    </style:style>
    <style:style style:name="T13" style:family="text">
      <style:text-properties officeooo:rsid="001ea012"/>
    </style:style>
    <style:style style:name="T14" style:family="text">
      <style:text-properties officeooo:rsid="001fcdaf"/>
    </style:style>
    <style:style style:name="T15" style:family="text">
      <style:text-properties officeooo:rsid="0020a53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3_2322371157" text:style-name="Index_20_Link" text:visited-style-name="Index_20_Link">[Introduction / Background]<text:tab/>1</text:a></text:p>
          <text:p text:style-name="P1"><text:a xlink:type="simple" xlink:href="#__RefHeading___Toc15_2322371157" text:style-name="Index_20_Link" text:visited-style-name="Index_20_Link">[Data Collection]<text:tab/>1</text:a></text:p>
          <text:p text:style-name="P1"><text:a xlink:type="simple" xlink:href="#__RefHeading___Toc17_2322371157" text:style-name="Index_20_Link" text:visited-style-name="Index_20_Link">[Data Preprocessing]<text:tab/>2</text:a></text:p>
          <text:p text:style-name="P1"><text:a xlink:type="simple" xlink:href="#__RefHeading___Toc19_2322371157" text:style-name="Index_20_Link" text:visited-style-name="Index_20_Link">[Exploratory Data Analysis (EDA)]<text:tab/>2</text:a></text:p>
          <text:p text:style-name="P1"><text:a xlink:type="simple" xlink:href="#__RefHeading___Toc21_2322371157" text:style-name="Index_20_Link" text:visited-style-name="Index_20_Link">[Feature Engineering]<text:tab/>3</text:a></text:p>
          <text:p text:style-name="P1"><text:a xlink:type="simple" xlink:href="#__RefHeading___Toc23_2322371157" text:style-name="Index_20_Link" text:visited-style-name="Index_20_Link">[Model Training and Evaluation]<text:tab/>3</text:a></text:p>
          <text:p text:style-name="P1"><text:a xlink:type="simple" xlink:href="#__RefHeading___Toc25_2322371157" text:style-name="Index_20_Link" text:visited-style-name="Index_20_Link">[Hyperparameter Tuning]<text:tab/>4</text:a></text:p>
          <text:p text:style-name="P1"><text:a xlink:type="simple" xlink:href="#__RefHeading___Toc27_2322371157" text:style-name="Index_20_Link" text:visited-style-name="Index_20_Link">[Evaluating the Tuned Random Forest Model]<text:tab/>4</text:a></text:p>
          <text:p text:style-name="P1"><text:a xlink:type="simple" xlink:href="#__RefHeading___Toc29_2322371157" text:style-name="Index_20_Link" text:visited-style-name="Index_20_Link">[Model Comparison and Visual Analysis]<text:tab/>4</text:a></text:p>
          <text:p text:style-name="P1"><text:a xlink:type="simple" xlink:href="#__RefHeading___Toc31_2322371157" text:style-name="Index_20_Link" text:visited-style-name="Index_20_Link">[Model Conclusions]<text:tab/>5</text:a></text:p>
          <text:p text:style-name="P2"><text:a xlink:type="simple" xlink:href="#__RefHeading___Toc33_2322371157" text:style-name="Index_20_Link" text:visited-style-name="Index_20_Link">[Limitations]<text:tab/>5</text:a></text:p>
          <text:p text:style-name="P2"><text:a xlink:type="simple" xlink:href="#__RefHeading___Toc35_2322371157" text:style-name="Index_20_Link" text:visited-style-name="Index_20_Link">[Improvements]<text:tab/>6</text:a></text:p>
        </text:index-body>
      </text:table-of-content>
      <text:h text:style-name="Heading_20_1" text:outline-level="1"><text:bookmark-start text:name="__RefHeading___Toc13_2322371157"/><text:span text:style-name="T3">[</text:span>Intro<text:span text:style-name="T13">duction / Background</text:span><text:span text:style-name="T3">]</text:span><text:bookmark-end text:name="__RefHeading___Toc13_2322371157"/></text:h>
      <text:p text:style-name="Text_20_body">Hi, I'm David, and today I’m going to walk you through a machine learning project I completed. This project focuses on predicting the severity of Common Vulnerabilities and Exposures, or CVE<text:span text:style-name="T1">s</text:span>, based on their descriptions.</text:p>
      <text:p text:style-name="Text_20_body">Let me start by explaining what CVEs are. A CVE is a standardized identifier for a security vulnerability. It allows security professionals to track and address known vulnerabilities across different platforms. Every CVE is associated with a CVSS score, which stands for Common Vulnerability Scoring System. This score quantifies the severity of a vulnerability, with a range from 0 to 10. The higher the score, the more severe the vulnerability, and the more urgent it is to address <text:span text:style-name="T1">or mitigate</text:span>.</text:p>
      <text:p text:style-name="Text_20_body">In this project, I wanted to see if I could predict the CVSS score based solely on the text description of the CVE. The idea is to automate the classification of vulnerabilities to help prioritize responses to security issues <text:span text:style-name="T2">before official scores are released</text:span>.</text:p>
      <text:h text:style-name="Heading_20_1" text:outline-level="1"><text:bookmark-start text:name="__RefHeading___Toc15_2322371157"/><text:span text:style-name="Strong_20_Emphasis">[Data Collection]</text:span><text:bookmark-end text:name="__RefHeading___Toc15_2322371157"/></text:h>
      <text:p text:style-name="P5">To start this project, I needed a dataset containing CVEs and their associated descriptions. The best source for this is the National Vulnerability Database, or NVD. The NVD provides publicly available JSON data that includes details about vulnerabilities from as far back as 2002 to the present day.</text:p>
      <text:p text:style-name="Standard"/>
      <text:p text:style-name="Text_20_body">I wrote a script to retrieve all CVE data from 2002 up to today, using the NVD API. This data includes not only the descriptions of the vulnerabilities but also their CVSS scores, which is the target variable I aimed to predict. Each JSON file represents a year of CVEs, so I collected and parsed multiple files to build a comprehensive dataset covering over two decades of security vulnerabilities.</text:p>
      <text:p text:style-name="Text_20_body"><text:soft-page-break/>After gathering the raw data, I performed some initial cleaning and preprocessing to standardize the format and ensure the dataset was ready for analysis.</text:p>
      <text:h text:style-name="P3" text:outline-level="1"><text:bookmark-start text:name="__RefHeading___Toc17_2322371157"/>[Data Preprocessing]<text:bookmark-end text:name="__RefHeading___Toc17_2322371157"/></text:h>
      <text:p text:style-name="P7">I started by loading the JSON files containing the CVE data for each year from 2020 to 2024. Here's a breakdown of the preprocessing steps:</text:p>
      <text:list text:style-name="L3">
        <text:list-item>
          <text:p text:style-name="P9">First, I combined the data from each year's JSON file, storing all the CVE items into a single list. </text:p>
        </text:list-item>
        <text:list-item>
          <text:p text:style-name="P9">I then converted this list into a DataFrame using <text:span text:style-name="Source_20_Text">pandas</text:span> to make the data easier to manipulate.</text:p>
        </text:list-item>
        <text:list-item>
          <text:p text:style-name="P9">One of the challenges with this data is that some fields, like the descriptions, are nested <text:span text:style-name="T4">so,</text:span> I flattened the <text:span text:style-name="Source_20_Text">description_data</text:span> field, which contains the CVE descriptions, and dropped the unnecessary field<text:span text:style-name="T4">s and</text:span> merged the cleaned descriptions back into the main DataFrame.</text:p>
        </text:list-item>
        <text:list-item>
          <text:p text:style-name="P9">I also dropped several metadata columns that weren’t useful for this project, like versioning and reference data. Since I was specifically interested in CVEs with CVSS v3 scores, I filtered the data to only keep records that had a <text:span text:style-name="Source_20_Text">baseMetricV3.cvssV3.baseScore</text:span>. <text:span text:style-name="T4">CVSS v2 uses a different formula for calculating base scores so I felt it was necessary to separate the different versions.</text:span></text:p>
        </text:list-item>
        <text:list-item>
          <text:p text:style-name="P8">Next, I cleaned up the descriptions by removing punctuation and converting the text to lowercase. I also removed common stopwords from the descriptions, using a custom list of stopwords saved in a separate text file.</text:p>
        </text:list-item>
        <text:list-item>
          <text:p text:style-name="P8">Finally, I saved the cleaned data back into JSON files—both in a compact and a pretty-printed format. This cleaned dataset formed the basis for the feature extraction and model training steps.</text:p>
        </text:list-item>
      </text:list>
      <text:h text:style-name="Heading_20_1" text:outline-level="1"><text:bookmark-start text:name="__RefHeading___Toc19_2322371157"/>[Exploratory Data Analysis (EDA)]<text:bookmark-end text:name="__RefHeading___Toc19_2322371157"/></text:h>
      <text:p text:style-name="Text_20_body">After <text:span text:style-name="T5">preprocessing</text:span>, I performed some initial exploratory data analysis to better understand the distribution of the CVSS scores and the content of the CVE descriptions.</text:p>
      <text:list text:style-name="L5">
        <text:list-item>
          <text:p text:style-name="P10">First, I plotted histograms for three key metrics: the CVSS v3 base score, exploitability score, and impact score. These plots helped visualize the distribution of the vulnerabilities' severity, how easily they can be exploited, and the potential damage they can cause. The CVSS v3 base score distribution showed that <text:span text:style-name="T5">most</text:span> vulnerabilities fall within a mid-to-high severity range, while the exploitability and impact scores had a similar spread.</text:p>
        </text:list-item>
        <text:list-item>
          <text:p text:style-name="P10"><text:soft-page-break/>Next, I created a word cloud of the CVE descriptions to get a sense of the most frequent words used in the dataset. This word cloud provided a visual representation of the most common terms, with larger words indicating higher frequency in the descriptions. Common terms like '<text:span text:style-name="T5">cross site scripting</text:span>', '<text:span text:style-name="T5">authenticated attacker</text:span>', and '<text:span text:style-name="T5">SQL injection</text:span>' were prominent.</text:p>
        </text:list-item>
        <text:list-item>
          <text:p text:style-name="P10">Finally, I printed out the top 10 most frequent words in the descriptions, which were highly relevant to the nature of the dataset. Understanding these frequent terms gave me insight into which words might carry the most weight when training my model <text:span text:style-name="T6">and allowed me to expand my list of STOPWORDS that were filtered out</text:span>.</text:p>
        </text:list-item>
      </text:list>
      <text:h text:style-name="Heading_20_1" text:outline-level="1"><text:bookmark-start text:name="__RefHeading___Toc21_2322371157"/><text:span text:style-name="Strong_20_Emphasis">[Feature E</text:span><text:span text:style-name="Strong_20_Emphasis"><text:span text:style-name="T7">ngineering</text:span></text:span><text:span text:style-name="Strong_20_Emphasis">]</text:span><text:bookmark-end text:name="__RefHeading___Toc21_2322371157"/></text:h>
      <text:p text:style-name="Text_20_body">To prepare the CVE descriptions for model training, I needed to convert the text data into numerical features. For this, I used the TF-IDF (Term Frequency-Inverse Document Frequency) vectorizer.</text:p>
      <text:p text:style-name="Text_20_body">The TF-IDF vectorizer transforms the text descriptions into numerical representations based on the frequency of each word in a description, while also accounting for how common or rare the word is across all descriptions. This helps emphasize words that are more unique to a specific CVE, rather than those that appear frequently across the entire dataset.</text:p>
      <text:p text:style-name="Text_20_body">I applied the TF-IDF transformation to the CVE descriptions and converted the resulting matrix into a DataFrame for easier manipulation. The resulting DataFrame contains the TF-IDF values for each word in the dataset, with the shape indicating the number of descriptions and the number of unique words.</text:p>
      <text:p text:style-name="Text_20_body">I also printed out the top 10 most important words based on their average TF-IDF scores, giving insight into which terms are most impactful in describing the vulnerabilities.</text:p>
      <text:h text:style-name="Heading_20_1" text:outline-level="1"><text:bookmark-start text:name="__RefHeading___Toc23_2322371157"/><text:span text:style-name="Strong_20_Emphasis">[Model Training and Evaluation]</text:span><text:bookmark-end text:name="__RefHeading___Toc23_2322371157"/></text:h>
      <text:p text:style-name="Text_20_body">Now that I’ve transformed the text data into numerical features, I moved on to training a machine learning model. I chose to use a Random Forest Regressor, which is an ensemble learning method known for its robustness and ability to handle complex datasets.</text:p>
      <text:p text:style-name="Text_20_body">First, I split the data into training and testing sets, using 80% of the data for training and 20% for testing. The target variable is the CVSS v3 base score, which I'm trying to predict.</text:p>
      <text:p text:style-name="Text_20_body">I trained the Random Forest Regressor using 30 trees, with a maximum depth of 10 for each tree to prevent overfitting. I also adjusted the minimum number of samples required to split and the number of samples per leaf to ensure that the trees weren’t too deep or complex.</text:p>
      <text:p text:style-name="Text_20_body">After training the model, I evaluated its performance by predicting the CVSS v3 base scores for the test set <text:span text:style-name="T8">and</text:span> calculated the Mean Squared Error (MSE) and the R-squared value<text:span text:style-name="T8">s</text:span> to measure how well the model performed. The MSE gives an indication of the average squared difference between the actual and predicted scores, while the R-squared value indicates the proportion of variance explained by the model.</text:p>
      <text:p text:style-name="P11"><text:soft-page-break/>With this model my MSE was 1.39 and the R^2 was 0.54. Which shows there’s significant room for improvement.</text:p>
      <text:h text:style-name="Heading_20_1" text:outline-level="1"><text:bookmark-start text:name="__RefHeading___Toc25_2322371157"/><text:span text:style-name="Strong_20_Emphasis">[Hyperparameter Tuning]</text:span><text:bookmark-end text:name="__RefHeading___Toc25_2322371157"/></text:h>
      <text:p text:style-name="Text_20_body">To improve the performance of my Random Forest Regressor, I applied hyperparameter tuning using <text:span text:style-name="Source_20_Text">GridSearchCV</text:span>. Hyperparameter tuning helps to find <text:s/>optimal values for the model's parameters, which can lead to better predictions.</text:p>
      <text:p text:style-name="Text_20_body">I defined a range of parameters to search through. These included the number of trees (<text:span text:style-name="Source_20_Text">n_estimators</text:span>), the maximum depth of the trees (<text:span text:style-name="Source_20_Text">max_depth</text:span>), and settings for <text:span text:style-name="Source_20_Text">min_samples_split</text:span> and <text:span text:style-name="Source_20_Text">min_samples_leaf</text:span>, which control how the trees are constructed.</text:p>
      <text:p text:style-name="Text_20_body">I used 2-fold cross-validation, which means the data is split into two parts, and the model is trained and evaluated twice, each time with a different part as the test set. This helps avoid overfitting and ensures the model generalizes well.</text:p>
      <text:p text:style-name="Text_20_body">After fitting the model, I extracted the best parameters and the best-performing Random Forest model based on the cross-validation results.</text:p>
      <text:h text:style-name="Heading_20_1" text:outline-level="1"><text:bookmark-start text:name="__RefHeading___Toc27_2322371157"/><text:span text:style-name="Strong_20_Emphasis">[Evaluating the Tuned Random Forest Model]</text:span><text:bookmark-end text:name="__RefHeading___Toc27_2322371157"/></text:h>
      <text:p text:style-name="P12">I trained a new Random Forest Regressor with those tuned parameters <text:span text:style-name="T9">and</text:span> evaluated its performance by predicting the CVSS v3 base scores for the test set. I calculated the <text:span text:style-name="T9">MSE and </text:span>R-squared to <text:span text:style-name="T9">compare against the initial untuned model from before.</text:span></text:p>
      <text:h text:style-name="Heading_20_1" text:outline-level="1"><text:bookmark-start text:name="__RefHeading___Toc29_2322371157"/><text:span text:style-name="Strong_20_Emphasis">[Model Comparison and Visual Analysis]</text:span><text:bookmark-end text:name="__RefHeading___Toc29_2322371157"/></text:h>
      <text:p text:style-name="Text_20_body">In this <text:span text:style-name="T10">final </text:span>section, I compared the performance of the base Random Forest model with the tuned model. I printed the R-squared and Mean Squared Error (MSE) values for both models to directly compare their accuracy and error rates. The improvement in R² and the reduction in MSE give a clear indication of how much better the tuned model performs.</text:p>
      <text:p text:style-name="Text_20_body">Next, I analyzed the importance of the features used by both models. I calculated the top 10 most important features for both the base and tuned models, which shows which terms in the CVE descriptions had the most impact on predicting the CVSS scores. <text:span text:style-name="T10">As you can see, the better tuned model provides slightly different top features.</text:span></text:p>
      <text:p text:style-name="Text_20_body">To visualize the performance, I plotted three key graphs side by side:</text:p>
      <text:list xml:id="list2786197760" text:style-name="L6">
        <text:list-item>
          <text:p text:style-name="P13"><text:span text:style-name="Strong_20_Emphasis">Confusion Matrix</text:span>: I <text:span text:style-name="T10">converted</text:span> the predicted and actual CVSS v3 base scores by grouping them into 10 <text:span text:style-name="T10">discrete </text:span>bins. The confusion matrix shows how often the model predicted the correct bin for the CVSS score. The matrix provides insight into how well the model performs across different severity levels. <text:span text:style-name="T11">We can use this confusion matrix to calculate the accuracy, precision, recall and F1 which would otherwise be unable for continuous values.</text:span></text:p>
        </text:list-item>
      </text:list>
      <text:list text:style-name="L7">
        <text:list-item>
          <text:list>
            <text:list-item>
              <text:p text:style-name="P14"><text:soft-page-break/><text:span text:style-name="T12">Because we’re using a regression model and not a classification model this matrix is just for visualization purposes. Our model was not designed to predict discrete values so we will not be looking at metrics like accuracy and precision and use the MSE and r-squared instead.</text:span></text:p>
            </text:list-item>
            <text:list-item>
              <text:p text:style-name="P15">We can however observe that the model performs reasonably well in predicting scores in the middle to upper ranges which makes sense since most of our training data was in this range.</text:p>
            </text:list-item>
          </text:list>
        </text:list-item>
      </text:list>
      <text:list xml:id="list154227165203197" text:continue-list="list2786197760" text:style-name="L6">
        <text:list-item>
          <text:p text:style-name="P13"><text:span text:style-name="Strong_20_Emphasis">Actual vs. Predicted</text:span>: This scatter plot visualizes the relationship between the actual CVSS v3 base scores and the predicted scores for both models. Ideally, the points should be close to a diagonal line, indicating that the predicted scores are close to the actual ones.</text:p>
        </text:list-item>
      </text:list>
      <text:list text:style-name="L8">
        <text:list-item>
          <text:list>
            <text:list-item>
              <text:p text:style-name="P16">There is some spread present but we can see the general diagonal line starting to form as we tune or model. Again we see more spread at the lower values likely due to our limited training data in that range.</text:p>
            </text:list-item>
          </text:list>
        </text:list-item>
      </text:list>
      <text:list text:continue-list="list154227165203197" text:style-name="L6">
        <text:list-item>
          <text:p text:style-name="P13"><text:span text:style-name="Strong_20_Emphasis">Feature Importance</text:span>: Lastly, I plotted the top 20 most important features for both the base and tuned models. This bar chart highlights which words in the CVE descriptions were the most influential in predicting the CVSS v3 base scores. </text:p>
        </text:list-item>
      </text:list>
      <text:list text:style-name="L9">
        <text:list-item>
          <text:list>
            <text:list-item>
              <text:p text:style-name="P17">In the tuned model, injection, scripting, critical, code, and execution were the top five features for predicting the scores.</text:p>
            </text:list-item>
          </text:list>
        </text:list-item>
      </text:list>
      <text:h text:style-name="P4" text:outline-level="1"><text:bookmark-start text:name="__RefHeading___Toc31_2322371157"/>[Model Conclusions]<text:bookmark-end text:name="__RefHeading___Toc31_2322371157"/></text:h>
      <text:h text:style-name="Heading_20_2" text:outline-level="2"><text:bookmark-start text:name="__RefHeading___Toc33_2322371157"/><text:span text:style-name="Strong_20_Emphasis">[Limitations]</text:span><text:bookmark-end text:name="__RefHeading___Toc33_2322371157"/></text:h>
      <text:p text:style-name="Text_20_body">While the model performs reasonably well, especially for mid-range CVSS scores, there are a few limitations that became apparent:</text:p>
      <text:list text:style-name="L10">
        <text:list-item>
          <text:p text:style-name="P19">First, <text:span text:style-name="Strong_20_Emphasis">imbalanced data</text:span> is likely an issue. As we saw in the confusion matrix, the model performs better for mid-range scores, but struggles with very low or very high CVSS scores. This could be due to fewer examples of high-severity vulnerabilities in the training data, causing the model to generalize less effectively in those cases.</text:p>
        </text:list-item>
        <text:list-item>
          <text:p text:style-name="P19">Second, the model seems to exhibit <text:span text:style-name="Strong_20_Emphasis">feature over-reliance</text:span>. For example, terms like 'injection' and 'scripting' dominate the feature importance chart. While these are important keywords, over-reliance on a few features could lead to overfitting, where the model misses other contextual clues about vulnerabilities.</text:p>
        </text:list-item>
        <text:list-item>
          <text:p text:style-name="P19"><text:soft-page-break/><text:span text:style-name="T14">Third</text:span>, the <text:span text:style-name="Strong_20_Emphasis">discretization</text:span> of the continuous CVSS scores into bins introduces a challenge. Since the task is inherently a regression problem, this conversion can lead to misclassifications when a score slightly misses the bin boundary, even though it’s close to the actual value.</text:p>
        </text:list-item>
        <text:list-item>
          <text:p text:style-name="P20">Lastly, <text:span text:style-name="Strong_20_Emphasis">computing power</text:span> was the biggest limitation in this project. Since the model was trained using only the CPU, the training and tuning process took longer than it could have. Using a GPU-based approach could significantly speed up hyperparameter tuning and model training, allowing for more complex models and larger hyperparameter grids to be explored and compared in a shorter time.</text:p>
        </text:list-item>
      </text:list>
      <text:h text:style-name="Heading_20_2" text:outline-level="2"><text:bookmark-start text:name="__RefHeading___Toc35_2322371157"/><text:span text:style-name="Strong_20_Emphasis">[Improvements]</text:span><text:bookmark-end text:name="__RefHeading___Toc35_2322371157"/></text:h>
      <text:p text:style-name="Text_20_body">Looking forward, there are several ways this model could be improved:</text:p>
      <text:list text:style-name="L11">
        <text:list-item>
          <text:p text:style-name="P21">First, <text:span text:style-name="Strong_20_Emphasis">adding more data</text:span>—especially for underrepresented CVSS scores—could help the model better generalize across all severity levels. More examples of low and high-severity vulnerabilities would reduce the imbalance in the data. <text:span text:style-name="T14">We could consider adding other CVSS score versions like v2 and v4 into the dataset.</text:span></text:p>
        </text:list-item>
        <text:list-item>
          <text:p text:style-name="P21">Next, <text:span text:style-name="Strong_20_Emphasis">refined feature engineering</text:span> could enhance performance. While we used TF-IDF for the current model, incorporating other types of features like vulnerability categories or network attributes could help capture the context behind the vulnerabilities, beyond just the words in the descriptions.</text:p>
        </text:list-item>
        <text:list-item>
          <text:p text:style-name="P21">Another improvement would be experimenting with <text:span text:style-name="Strong_20_Emphasis">advanced models</text:span>. More complex algorithms, such as gradient boosting or neural networks, may capture non-linear relationships between features and the CVSS score, potentially improving prediction accuracy.</text:p>
        </text:list-item>
        <text:list-item>
          <text:p text:style-name="P21">Lastly, <text:span text:style-name="T15">as mentioned in the limitations, using a GPU-based library for hyperparameter tuning and model training would likely yield a better fitting model.</text:span></text:p>
        </text:list-item>
      </text:list>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054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8:31:38.362000000</meta:creation-date>
    <dc:date>2024-10-03T15:34:57.771000000</dc:date>
    <meta:editing-duration>PT1H24S</meta:editing-duration>
    <meta:editing-cycles>24</meta:editing-cycles>
    <meta:generator>LibreOffice/24.2.4.2$Windows_X86_64 LibreOffice_project/51a6219feb6075d9a4c46691dcfe0cd9c4fff3c2</meta:generator>
    <meta:document-statistic meta:table-count="0" meta:image-count="0" meta:object-count="0" meta:page-count="6" meta:paragraph-count="76" meta:word-count="2181" meta:character-count="13571" meta:non-whitespace-character-count="11491"/>
  </office:meta>
</office:document-meta>
</file>